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seregandreev/bboard.git</text:p>
      <text:p text:style-name="Standard"/>
      <text:p text:style-name="Standard">git@github.com:seregandreev/bboard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37:54.574201633</meta:creation-date>
    <dc:date>2023-04-10T20:50:29.796070586</dc:date>
    <meta:editing-duration>PT12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80" meta:non-whitespace-character-count="80"/>
  </office:meta>
</office:document-meta>
</file>